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10"/>
      <text:p text:style-name="P10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2"/>
      <text:list xml:id="list2248437426810129441" text:style-name="L1">
        <text:list-item>
          <text:p text:style-name="P6">Make it simple, like FlightDiary</text:p>
        </text:list-item>
      </text:list>
      <text:p text:style-name="P3"/>
      <text:list xml:id="list36763094" text:continue-numbering="true" text:style-name="L1">
        <text:list-item>
          <text:p text:style-name="P6">Use pure CSS only, HTML and Javascript/JQuery</text:p>
        </text:list-item>
      </text:list>
      <text:p text:style-name="P3"/>
      <text:list xml:id="list36757742" text:continue-numbering="true" text:style-name="L1">
        <text:list-item>
          <text:p text:style-name="P9">Do not use any Bootstrap</text:p>
        </text:list-item>
      </text:list>
      <text:p text:style-name="P4"/>
      <text:list xml:id="list36780842" text:continue-numbering="true" text:style-name="L1">
        <text:list-item>
          <text:p text:style-name="P6">Add a "Sign In" button and a few social icons buttons</text:p>
        </text:list-item>
      </text:list>
      <text:p text:style-name="P3"/>
      <text:p text:style-name="P3"/>
      <text:p text:style-name="P4"><text:tab/>STEPS: </text:p>
      <text:p text:style-name="P4"/>
      <text:list xml:id="list5062774765876338626" text:style-name="L2">
        <text:list-item>
          <text:p text:style-name="P7">finish the formular for adding a flight</text:p>
        </text:list-item>
        <text:list-item>
          <text:p text:style-name="P7">put the social icons images on the right side</text:p>
        </text:list-item>
        <text:list-item>
          <text:p text:style-name="P7">add the logo</text:p>
        </text:list-item>
        <text:list-item>
          <text:p text:style-name="P7">make the menu butt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7S</meta:editing-duration>
    <meta:editing-cycles>18</meta:editing-cycles>
    <meta:generator>OpenOffice/4.0.1$Win32 OpenOffice.org_project/401m5$Build-9714</meta:generator>
    <dc:date>2016-10-10T16:59:37.96</dc:date>
    <dc:creator>Vlad Mocanu</dc:creator>
    <meta:document-statistic meta:table-count="0" meta:image-count="0" meta:object-count="0" meta:page-count="1" meta:paragraph-count="12" meta:word-count="63" meta:character-count="392"/>
    <meta:user-defined meta:name="Info 1"/>
    <meta:user-defined meta:name="Info 2"/>
    <meta:user-defined meta:name="Info 3"/>
    <meta:user-defined meta:name="Info 4"/>
  </office:meta>
</office:document-meta>
</file>